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a07a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20" style:family="table-cell" style:parent-style-name="Default" style:data-style-name="N100">
      <style:table-cell-properties fo:background-color="#ffa07a"/>
    </style:style>
    <style:style style:name="ce26" style:family="table-cell" style:parent-style-name="Default" style:data-style-name="N20000">
      <style:table-cell-properties fo:background-color="transparent"/>
    </style:style>
    <style:style style:name="ce21" style:family="table-cell" style:parent-style-name="Default" style:data-style-name="N20000">
      <style:table-cell-properties fo:border="0.06pt solid #000000"/>
    </style:style>
    <style:style style:name="ce28" style:family="table-cell" style:parent-style-name="Default" style:data-style-name="N20000">
      <style:table-cell-properties fo:background-color="transparent" fo:border="0.06pt solid #000000"/>
    </style:style>
    <style:style style:name="ce29" style:family="table-cell" style:parent-style-name="Default">
      <style:table-cell-properties fo:background-color="#ffa07a" fo:border="0.06pt solid #000000"/>
    </style:style>
    <style:style style:name="ce23" style:family="table-cell" style:parent-style-name="Default" style:data-style-name="N100"/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" table:style-name="ta1">
        <table:shapes>
          <draw:frame draw:z-index="0" draw:style-name="gr1" draw:text-style-name="P1" svg:width="115.37mm" svg:height="83.94mm" svg:x="307.88mm" svg:y="45.35mm">
            <loext:p draw:notify-on-update-of-ranges="LU.C13:LU.C15 LU.D11:LU.D12 LU.D13:LU.D15 LU.H11:LU.H12 LU.H13:LU.H15 LU.E11:LU.E12 LU.E13:LU.E15 LU.F11:LU.F12 LU.F13:LU.F15 LU.G11:LU.G12 LU.G13:LU.G15 LU.I11:LU.I12 LU.I13:LU.I15 LU.J11:LU.J12 LU.J13:LU.J15 LU.K11:LU.K12 LU.K13:LU.K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number-columns-repeated="7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35.805259228" calcext:value-type="float">
            <text:p>435,81</text:p>
          </table:table-cell>
          <table:table-cell table:style-name="ce16" table:formula="of:=MAX([.$N$36:.$N$52])" office:value-type="float" office:value="451.588932991" calcext:value-type="float">
            <text:p>451,59</text:p>
          </table:table-cell>
          <table:table-cell table:style-name="ce16" table:formula="of:=AVERAGE([.$N$36:.$N$52])" office:value-type="float" office:value="445.592809558" calcext:value-type="float">
            <text:p>445,59</text:p>
          </table:table-cell>
          <table:table-cell table:style-name="ce6" table:formula="of:=[.$G$13]/[.K13]" office:value-type="float" office:value="0.946435668021484" calcext:value-type="float">
            <text:p>0,946435668021484</text:p>
          </table:table-cell>
          <table:table-cell table:style-name="ce16" table:formula="of:=MIN([.$Q$36:.$Q$52])" office:value-type="float" office:value="464.190253973" calcext:value-type="float">
            <text:p>464,19</text:p>
          </table:table-cell>
          <table:table-cell table:style-name="ce16" table:formula="of:=MAX([.$Q$36:.$Q$52])" office:value-type="float" office:value="479.126000166" calcext:value-type="float">
            <text:p>479,13</text:p>
          </table:table-cell>
          <table:table-cell table:style-name="ce16" table:formula="of:=AVERAGE([.$Q$36:.$Q$52])" office:value-type="float" office:value="470.8115137815" calcext:value-type="float">
            <text:p>470,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29633522710105" calcext:value-type="float">
            <text:p>1,29633522710105</text:p>
          </table:table-cell>
          <table:table-cell table:style-name="ce16" table:formula="of:=MIN([.$O$36:.$O$52])" office:value-type="float" office:value="337.729044914" calcext:value-type="float">
            <text:p>337,73</text:p>
          </table:table-cell>
          <table:table-cell table:style-name="ce16" table:formula="of:=MAX([.$O$36:.$O$52])" office:value-type="float" office:value="349.736357927" calcext:value-type="float">
            <text:p>349,74</text:p>
          </table:table-cell>
          <table:table-cell table:style-name="ce16" table:formula="of:=AVERAGE([.$O$36:.$O$52])" office:value-type="float" office:value="343.7327014205" calcext:value-type="float">
            <text:p>343,73</text:p>
          </table:table-cell>
          <table:table-cell table:style-name="ce6" table:formula="of:=[.$G$13]/[.K14]" office:value-type="float" office:value="2.24921424546085" calcext:value-type="float">
            <text:p>2,24921424546085</text:p>
          </table:table-cell>
          <table:table-cell table:style-name="ce16" table:formula="of:=MIN([.$R$36:.$R$52])" office:value-type="float" office:value="156.518908024" calcext:value-type="float">
            <text:p>156,52</text:p>
          </table:table-cell>
          <table:table-cell table:style-name="ce16" table:formula="of:=MAX([.$R$36:.$R$52])" office:value-type="float" office:value="256.685142994" calcext:value-type="float">
            <text:p>256,69</text:p>
          </table:table-cell>
          <table:table-cell table:style-name="ce16" table:formula="of:=AVERAGE([.$R$36:.$R$52])" office:value-type="float" office:value="198.110433658" calcext:value-type="float">
            <text:p>198,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87498453938004" calcext:value-type="float">
            <text:p>1,87498453938004</text:p>
          </table:table-cell>
          <table:table-cell table:style-name="ce16" table:formula="of:=MIN([.$P$36:.$P$52])" office:value-type="float" office:value="136.829246044" calcext:value-type="float">
            <text:p>136,83</text:p>
          </table:table-cell>
          <table:table-cell table:style-name="ce16" table:formula="of:=MAX([.$P$36:.$P$52])" office:value-type="float" office:value="294.510117054" calcext:value-type="float">
            <text:p>294,51</text:p>
          </table:table-cell>
          <table:table-cell table:style-name="ce16" table:formula="of:=AVERAGE([.$P$36:.$P$52])" office:value-type="float" office:value="237.651458025" calcext:value-type="float">
            <text:p>237,65</text:p>
          </table:table-cell>
          <table:table-cell table:style-name="ce6" table:formula="of:=[.$G$13]/[.K15]" office:value-type="float" office:value="2.80169016833876" calcext:value-type="float">
            <text:p>2,80169016833876</text:p>
          </table:table-cell>
          <table:table-cell table:style-name="ce16" table:formula="of:=MIN([.$S$36:.$S$52])" office:value-type="float" office:value="135.691849947" calcext:value-type="float">
            <text:p>135,69</text:p>
          </table:table-cell>
          <table:table-cell table:style-name="ce16" table:formula="of:=MAX([.$S$36:.$S$52])" office:value-type="float" office:value="197.18343401" calcext:value-type="float">
            <text:p>197,18</text:p>
          </table:table-cell>
          <table:table-cell table:style-name="ce16" table:formula="of:=AVERAGE([.$S$36:.$S$52])" office:value-type="float" office:value="159.044284979667" calcext:value-type="float">
            <text:p>159,04</text:p>
          </table:table-cell>
          <table:table-cell table:number-columns-repeated="8"/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62195" calcext:value-type="float">
            <text:p>1462195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7.931129932" calcext:value-type="float">
            <text:p>467,931129932</text:p>
          </table:table-cell>
          <table:table-cell table:style-name="ce26" office:value-type="float" office:value="3.7408759594" calcext:value-type="float">
            <text:p>3,7408759594</text:p>
          </table:table-cell>
          <table:table-cell table:style-name="ce26" office:value-type="float" office:value="464.190253973" calcext:value-type="float">
            <text:p>464,190253973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float" office:value="1462197" calcext:value-type="float">
            <text:p>1462197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83.29885006" calcext:value-type="float">
            <text:p>483,29885006</text:p>
          </table:table-cell>
          <table:table-cell table:style-name="ce26" office:value-type="float" office:value="4.17284989357" calcext:value-type="float">
            <text:p>4,17284989357</text:p>
          </table:table-cell>
          <table:table-cell table:style-name="ce26" office:value-type="float" office:value="479.126000166" calcext:value-type="float">
            <text:p>479,126000166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47.116286993" calcext:value-type="float">
            <text:p>447,116286993</text:p>
          </table:table-cell>
          <table:table-cell table:style-name="ce21" office:value-type="float" office:value="337.729044914" calcext:value-type="float">
            <text:p>337,729044914</text:p>
          </table:table-cell>
          <table:table-cell table:style-name="ce21" office:value-type="float" office:value="294.510117054" calcext:value-type="float">
            <text:p>294,510117054</text:p>
          </table:table-cell>
          <table:table-cell table:style-name="ce21" office:value-type="float" office:value="464.190253973" calcext:value-type="float">
            <text:p>464,190253973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10" office:value-type="float" office:value="1768524" calcext:value-type="float">
            <text:p>1768524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36.308659077" calcext:value-type="float">
            <text:p>236,308659077</text:p>
          </table:table-cell>
          <table:table-cell table:style-name="ce26" office:value-type="float" office:value="10.5324912071" calcext:value-type="float">
            <text:p>10,5324912071</text:p>
          </table:table-cell>
          <table:table-cell table:style-name="ce26" office:value-type="float" office:value="225.77616787" calcext:value-type="float">
            <text:p>225,77616787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47.86075902" calcext:value-type="float">
            <text:p>447,86075902</text:p>
          </table:table-cell>
          <table:table-cell table:style-name="ce21" office:value-type="float" office:value="349.736357927" calcext:value-type="float">
            <text:p>349,736357927</text:p>
          </table:table-cell>
          <table:table-cell table:style-name="ce21" office:value-type="float" office:value="281.615010977" calcext:value-type="float">
            <text:p>281,615010977</text:p>
          </table:table-cell>
          <table:table-cell table:style-name="ce21" office:value-type="float" office:value="479.126000166" calcext:value-type="float">
            <text:p>479,126000166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28" office:value-type="float" office:value="197.18343401" calcext:value-type="float">
            <text:p>197,18343401</text:p>
          </table:table-cell>
        </table:table-row>
        <table:table-row table:style-name="ro1">
          <table:table-cell/>
          <table:table-cell table:style-name="ce10" office:value-type="float" office:value="1768526" calcext:value-type="float">
            <text:p>1768526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29.22894311" calcext:value-type="float">
            <text:p>229,22894311</text:p>
          </table:table-cell>
          <table:table-cell table:style-name="ce26" office:value-type="float" office:value="10.1937921047" calcext:value-type="float">
            <text:p>10,1937921047</text:p>
          </table:table-cell>
          <table:table-cell table:style-name="ce26" office:value-type="float" office:value="219.035151005" calcext:value-type="float">
            <text:p>219,035151005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51.588932991" calcext:value-type="float">
            <text:p>451,588932991</text:p>
          </table:table-cell>
          <table:table-cell table:style-name="ce5"/>
          <table:table-cell table:style-name="ce11" office:value-type="float" office:value="136.829246044" calcext:value-type="float">
            <text:p>136,829246044</text:p>
          </table:table-cell>
          <table:table-cell table:style-name="ce21" office:value-type="float" office:value="473.809768915" calcext:value-type="float">
            <text:p>473,809768915</text:p>
          </table:table-cell>
          <table:table-cell table:style-name="ce29" office:value-type="float" office:value="256.685142994" calcext:value-type="float">
            <text:p>256,685142994</text:p>
          </table:table-cell>
          <table:table-cell table:style-name="ce29" office:value-type="float" office:value="144.257570982" calcext:value-type="float">
            <text:p>144,257570982</text:p>
          </table:table-cell>
        </table:table-row>
        <table:table-row table:style-name="ro1">
          <table:table-cell/>
          <table:table-cell table:style-name="ce10" office:value-type="float" office:value="1439244" calcext:value-type="float">
            <text:p>1439244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77.373153925" calcext:value-type="float">
            <text:p>477,373153925</text:p>
          </table:table-cell>
          <table:table-cell table:style-name="ce26" office:value-type="float" office:value="3.56338500977" calcext:value-type="float">
            <text:p>3,56338500977</text:p>
          </table:table-cell>
          <table:table-cell table:style-name="ce26" office:value-type="float" office:value="473.809768915" calcext:value-type="float">
            <text:p>473,809768915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35.805259228" calcext:value-type="float">
            <text:p>435,805259228</text:p>
          </table:table-cell>
          <table:table-cell table:style-name="ce5" table:number-columns-repeated="2"/>
          <table:table-cell table:style-name="ce21" office:value-type="float" office:value="466.120032072" calcext:value-type="float">
            <text:p>466,120032072</text:p>
          </table:table-cell>
          <table:table-cell table:style-name="ce28"/>
          <table:table-cell table:style-name="ce5"/>
        </table:table-row>
        <table:table-row table:style-name="ro1">
          <table:table-cell/>
          <table:table-cell table:style-name="ce10" office:value-type="float" office:value="1439248" calcext:value-type="float">
            <text:p>1439248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9.471008062" calcext:value-type="float">
            <text:p>469,471008062</text:p>
          </table:table-cell>
          <table:table-cell table:style-name="ce26" office:value-type="float" office:value="3.3509759903" calcext:value-type="float">
            <text:p>3,3509759903</text:p>
          </table:table-cell>
          <table:table-cell table:style-name="ce26" office:value-type="float" office:value="466.120032072" calcext:value-type="float">
            <text:p>466,12003207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3947" calcext:value-type="float">
            <text:p>182394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0.611624956" calcext:value-type="float">
            <text:p>270,611624956</text:p>
          </table:table-cell>
          <table:table-cell table:style-name="ce11" office:value-type="float" office:value="11.1797618866" calcext:value-type="float">
            <text:p>11,1797618866</text:p>
          </table:table-cell>
          <table:table-cell table:style-name="ce11" office:value-type="float" office:value="259.43186307" calcext:value-type="float">
            <text:p>259,43186307</text:p>
          </table:table-cell>
          <table:table-cell table:style-name="ce11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table:style-name="ce10" office:value-type="float" office:value="1439249" calcext:value-type="float">
            <text:p>1439249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1.979357958" calcext:value-type="float">
            <text:p>451,979357958</text:p>
          </table:table-cell>
          <table:table-cell table:style-name="ce26" office:value-type="float" office:value="4.86307096481" calcext:value-type="float">
            <text:p>4,86307096481</text:p>
          </table:table-cell>
          <table:table-cell table:style-name="ce26" office:value-type="float" office:value="447.116286993" calcext:value-type="float">
            <text:p>447,116286993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39252" calcext:value-type="float">
            <text:p>1439252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2.564367056" calcext:value-type="float">
            <text:p>452,564367056</text:p>
          </table:table-cell>
          <table:table-cell table:style-name="ce26" office:value-type="float" office:value="4.70360803604" calcext:value-type="float">
            <text:p>4,70360803604</text:p>
          </table:table-cell>
          <table:table-cell table:style-name="ce26" office:value-type="float" office:value="447.86075902" calcext:value-type="float">
            <text:p>447,86075902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0" calcext:value-type="float">
            <text:p>1462200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6.446582079" calcext:value-type="float">
            <text:p>456,446582079</text:p>
          </table:table-cell>
          <table:table-cell table:style-name="ce26" office:value-type="float" office:value="4.85764908791" calcext:value-type="float">
            <text:p>4,85764908791</text:p>
          </table:table-cell>
          <table:table-cell table:style-name="ce26" office:value-type="float" office:value="451.588932991" calcext:value-type="float">
            <text:p>451,588932991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1" calcext:value-type="float">
            <text:p>1462201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39.594152212" calcext:value-type="float">
            <text:p>439,594152212</text:p>
          </table:table-cell>
          <table:table-cell table:style-name="ce26" office:value-type="float" office:value="3.78889298439" calcext:value-type="float">
            <text:p>3,78889298439</text:p>
          </table:table-cell>
          <table:table-cell table:style-name="ce26" office:value-type="float" office:value="435.805259228" calcext:value-type="float">
            <text:p>435,805259228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/>
          <table:table-cell/>
          <table:table-cell table:style-name="ce10" table:number-columns-repeated="4"/>
          <table:table-cell table:style-name="ce26" table:number-columns-repeated="3"/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1" calcext:value-type="float">
            <text:p>1478791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9.01332593" calcext:value-type="float">
            <text:p>349,01332593</text:p>
          </table:table-cell>
          <table:table-cell table:style-name="ce26" office:value-type="float" office:value="2.89216899872" calcext:value-type="float">
            <text:p>2,89216899872</text:p>
          </table:table-cell>
          <table:table-cell table:style-name="ce26" office:value-type="float" office:value="346.121156931" calcext:value-type="float">
            <text:p>346,12115693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2" calcext:value-type="float">
            <text:p>1478792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89.612264872" calcext:value-type="float">
            <text:p>389,612264872</text:p>
          </table:table-cell>
          <table:table-cell table:style-name="ce26" office:value-type="float" office:value="2.5433318615" calcext:value-type="float">
            <text:p>2,5433318615</text:p>
          </table:table-cell>
          <table:table-cell table:style-name="ce26" office:value-type="float" office:value="387.06893301" calcext:value-type="float">
            <text:p>387,0689330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0" calcext:value-type="float">
            <text:p>1768530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62.850389957" calcext:value-type="float">
            <text:p>162,850389957</text:p>
          </table:table-cell>
          <table:table-cell table:style-name="ce26" office:value-type="float" office:value="6.33148193359" calcext:value-type="float">
            <text:p>6,33148193359</text:p>
          </table:table-cell>
          <table:table-cell table:style-name="ce26" office:value-type="float" office:value="156.518908024" calcext:value-type="float">
            <text:p>156,518908024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2" calcext:value-type="float">
            <text:p>1768532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88.303217888" calcext:value-type="float">
            <text:p>188,303217888</text:p>
          </table:table-cell>
          <table:table-cell table:style-name="ce26" office:value-type="float" office:value="7.17596793175" calcext:value-type="float">
            <text:p>7,17596793175</text:p>
          </table:table-cell>
          <table:table-cell table:style-name="ce26" office:value-type="float" office:value="181.127249956" calcext:value-type="float">
            <text:p>181,127249956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3952" calcext:value-type="float">
            <text:p>182395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7.097539902" calcext:value-type="float">
            <text:p>267,097539902</text:p>
          </table:table-cell>
          <table:table-cell table:style-name="ce11" office:value-type="float" office:value="10.4123969078" calcext:value-type="float">
            <text:p>10,4123969078</text:p>
          </table:table-cell>
          <table:table-cell table:style-name="ce11" office:value-type="float" office:value="256.685142994" calcext:value-type="float">
            <text:p>256,685142994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3" calcext:value-type="float">
            <text:p>1478793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2.006126881" calcext:value-type="float">
            <text:p>342,006126881</text:p>
          </table:table-cell>
          <table:table-cell table:style-name="ce26" office:value-type="float" office:value="4.2770819664" calcext:value-type="float">
            <text:p>4,2770819664</text:p>
          </table:table-cell>
          <table:table-cell table:style-name="ce26" office:value-type="float" office:value="337.729044914" calcext:value-type="float">
            <text:p>337,729044914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4" calcext:value-type="float">
            <text:p>1478794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3.677484989" calcext:value-type="float">
            <text:p>353,677484989</text:p>
          </table:table-cell>
          <table:table-cell table:style-name="ce26" office:value-type="float" office:value="3.94112706184" calcext:value-type="float">
            <text:p>3,94112706184</text:p>
          </table:table-cell>
          <table:table-cell table:style-name="ce26" office:value-type="float" office:value="349.736357927" calcext:value-type="float">
            <text:p>349,736357927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/>
          <table:table-cell table:style-name="ce10" table:number-columns-repeated="4"/>
          <table:table-cell table:style-name="ce26" table:number-columns-repeated="3"/>
          <table:table-cell table:number-columns-repeated="9"/>
        </table:table-row>
        <table:table-row table:style-name="ro1">
          <table:table-cell/>
          <table:table-cell table:style-name="ce10" office:value-type="float" office:value="1478795" calcext:value-type="float">
            <text:p>1478795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326.142379999" calcext:value-type="float">
            <text:p>326,142379999</text:p>
          </table:table-cell>
          <table:table-cell table:style-name="ce26" office:value-type="float" office:value="2.54515194893" calcext:value-type="float">
            <text:p>2,54515194893</text:p>
          </table:table-cell>
          <table:table-cell table:style-name="ce26" office:value-type="float" office:value="323.59722805" calcext:value-type="float">
            <text:p>323,59722805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37" calcext:value-type="float">
            <text:p>1768537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140.24901104" calcext:value-type="float">
            <text:p>140,24901104</text:p>
          </table:table-cell>
          <table:table-cell table:style-name="ce26" office:value-type="float" office:value="4.55716109276" calcext:value-type="float">
            <text:p>4,55716109276</text:p>
          </table:table-cell>
          <table:table-cell table:style-name="ce26" office:value-type="float" office:value="135.691849947" calcext:value-type="float">
            <text:p>135,691849947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41" calcext:value-type="float">
            <text:p>1768541</text:p>
          </table:table-cell>
          <table:table-cell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07.119660139" calcext:value-type="float">
            <text:p>207,119660139</text:p>
          </table:table-cell>
          <table:table-cell table:style-name="ce26" office:value-type="float" office:value="9.93622612953" calcext:value-type="float">
            <text:p>9,93622612953</text:p>
          </table:table-cell>
          <table:table-cell table:style-name="ce26" office:value-type="float" office:value="197.18343401" calcext:value-type="float">
            <text:p>197,18343401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59" calcext:value-type="float">
            <text:p>182395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8.644763947" calcext:value-type="float">
            <text:p>148,644763947</text:p>
          </table:table-cell>
          <table:table-cell table:style-name="ce11" office:value-type="float" office:value="4.38719296455" calcext:value-type="float">
            <text:p>4,38719296455</text:p>
          </table:table-cell>
          <table:table-cell table:style-name="ce11" office:value-type="float" office:value="144.257570982" calcext:value-type="float">
            <text:p>144,257570982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7" calcext:value-type="float">
            <text:p>1478797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98.297841072" calcext:value-type="float">
            <text:p>298,297841072</text:p>
          </table:table-cell>
          <table:table-cell table:style-name="ce26" office:value-type="float" office:value="3.7877240181" calcext:value-type="float">
            <text:p>3,7877240181</text:p>
          </table:table-cell>
          <table:table-cell table:style-name="ce26" office:value-type="float" office:value="294.510117054" calcext:value-type="float">
            <text:p>294,510117054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8" calcext:value-type="float">
            <text:p>1478798</text:p>
          </table:table-cell>
          <table:table-cell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85.299842834" calcext:value-type="float">
            <text:p>285,299842834</text:p>
          </table:table-cell>
          <table:table-cell table:style-name="ce26" office:value-type="float" office:value="3.68483185768" calcext:value-type="float">
            <text:p>3,68483185768</text:p>
          </table:table-cell>
          <table:table-cell table:style-name="ce26" office:value-type="float" office:value="281.615010977" calcext:value-type="float">
            <text:p>281,615010977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61" calcext:value-type="float">
            <text:p>1823961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2.372104883" calcext:value-type="float">
            <text:p>142,372104883</text:p>
          </table:table-cell>
          <table:table-cell table:style-name="ce11" office:value-type="float" office:value="5.54285883904" calcext:value-type="float">
            <text:p>5,54285883904</text:p>
          </table:table-cell>
          <table:table-cell table:style-name="ce11" office:value-type="float" office:value="136.829246044" calcext:value-type="float">
            <text:p>136,829246044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</table:table>
      <table:table table:name="Cholesky" table:style-name="ta1">
        <table:shapes>
          <draw:frame draw:z-index="0" draw:style-name="gr1" draw:text-style-name="P1" svg:width="115.37mm" svg:height="83.94mm" svg:x="307.88mm" svg:y="45.35mm">
            <loext:p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52.0609681606" calcext:value-type="float">
            <text:p>52,06</text:p>
          </table:table-cell>
          <table:table-cell table:style-name="ce16" table:formula="of:=MAX([.$N$36:.$N$52])" office:value-type="float" office:value="53.1255199909" calcext:value-type="float">
            <text:p>53,13</text:p>
          </table:table-cell>
          <table:table-cell table:style-name="ce16" table:formula="of:=AVERAGE([.$N$36:.$N$52])" office:value-type="float" office:value="52.5574685335" calcext:value-type="float">
            <text:p>52,56</text:p>
          </table:table-cell>
          <table:table-cell table:style-name="ce6" table:formula="of:=[.$G$13]/[.K13]" office:value-type="float" office:value="0.841237048995739" calcext:value-type="float">
            <text:p>0,841237048995739</text:p>
          </table:table-cell>
          <table:table-cell table:style-name="ce16" table:formula="of:=MIN([.$Q$36:.$Q$52])" office:value-type="float" office:value="56.4783220291" calcext:value-type="float">
            <text:p>56,48</text:p>
          </table:table-cell>
          <table:table-cell table:style-name="ce16" table:formula="of:=MAX([.$Q$36:.$Q$52])" office:value-type="float" office:value="67.5499801636" calcext:value-type="float">
            <text:p>67,55</text:p>
          </table:table-cell>
          <table:table-cell table:style-name="ce16" table:formula="of:=AVERAGE([.$Q$36:.$Q$52])" office:value-type="float" office:value="62.4764073292333" calcext:value-type="float">
            <text:p>62,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05996357657599" calcext:value-type="float">
            <text:p>1,05996357657599</text:p>
          </table:table-cell>
          <table:table-cell table:style-name="ce16" table:formula="of:=MIN([.$O$36:.$O$52])" office:value-type="float" office:value="44.3767859936" calcext:value-type="float">
            <text:p>44,38</text:p>
          </table:table-cell>
          <table:table-cell table:style-name="ce16" table:formula="of:=MAX([.$O$36:.$O$52])" office:value-type="float" office:value="52.8729360104" calcext:value-type="float">
            <text:p>52,87</text:p>
          </table:table-cell>
          <table:table-cell table:style-name="ce16" table:formula="of:=AVERAGE([.$O$36:.$O$52])" office:value-type="float" office:value="49.5842212836" calcext:value-type="float">
            <text:p>49,58</text:p>
          </table:table-cell>
          <table:table-cell table:style-name="ce6" table:formula="of:=[.$G$13]/[.K14]" office:value-type="float" office:value="1.01392876601478" calcext:value-type="float">
            <text:p>1,01392876601478</text:p>
          </table:table-cell>
          <table:table-cell table:style-name="ce16" table:formula="of:=MIN([.$R$36:.$R$52])" office:value-type="float" office:value="48.5689809322" calcext:value-type="float">
            <text:p>48,57</text:p>
          </table:table-cell>
          <table:table-cell table:style-name="ce16" table:formula="of:=MAX([.$R$36:.$R$52])" office:value-type="float" office:value="53.1172199249" calcext:value-type="float">
            <text:p>53,12</text:p>
          </table:table-cell>
          <table:table-cell table:style-name="ce16" table:formula="of:=AVERAGE([.$R$36:.$R$52])" office:value-type="float" office:value="51.835464477525" calcext:value-type="float">
            <text:p>51,8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11376721967028" calcext:value-type="float">
            <text:p>1,11376721967028</text:p>
          </table:table-cell>
          <table:table-cell table:style-name="ce16" table:formula="of:=MIN([.$P$36:.$P$52])" office:value-type="float" office:value="44.4915130138" calcext:value-type="float">
            <text:p>44,49</text:p>
          </table:table-cell>
          <table:table-cell table:style-name="ce16" table:formula="of:=MAX([.$P$36:.$P$52])" office:value-type="float" office:value="51.5354161263" calcext:value-type="float">
            <text:p>51,54</text:p>
          </table:table-cell>
          <table:table-cell table:style-name="ce16" table:formula="of:=AVERAGE([.$P$36:.$P$52])" office:value-type="float" office:value="47.1889166832" calcext:value-type="float">
            <text:p>47,19</text:p>
          </table:table-cell>
          <table:table-cell table:style-name="ce6" table:formula="of:=[.$G$13]/[.K15]" office:value-type="float" office:value="1.02940306453185" calcext:value-type="float">
            <text:p>1,02940306453185</text:p>
          </table:table-cell>
          <table:table-cell table:style-name="ce16" table:formula="of:=MIN([.$S$36:.$S$52])" office:value-type="float" office:value="49.2793321609" calcext:value-type="float">
            <text:p>49,28</text:p>
          </table:table-cell>
          <table:table-cell table:style-name="ce16" table:formula="of:=MAX([.$S$36:.$S$52])" office:value-type="float" office:value="52.5573301315" calcext:value-type="float">
            <text:p>52,56</text:p>
          </table:table-cell>
          <table:table-cell table:style-name="ce16" table:formula="of:=AVERAGE([.$S$36:.$S$52])" office:value-type="float" office:value="51.05625808235" calcext:value-type="float">
            <text:p>51,06</text:p>
          </table:table-cell>
          <table:table-cell table:number-columns-repeated="8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3.1255199909" calcext:value-type="float">
            <text:p>53,1255199909</text:p>
          </table:table-cell>
          <table:table-cell table:style-name="ce5" office:value-type="float" office:value="44.3767859936" calcext:value-type="float">
            <text:p>44,3767859936</text:p>
          </table:table-cell>
          <table:table-cell table:style-name="ce5" office:value-type="float" office:value="51.5354161263" calcext:value-type="float">
            <text:p>51,5354161263</text:p>
          </table:table-cell>
          <table:table-cell table:style-name="ce5" office:value-type="float" office:value="63.6827659607" calcext:value-type="float">
            <text:p>63,6827659607</text:p>
          </table:table-cell>
          <table:table-cell table:style-name="ce5" office:value-type="float" office:value="53.1172199249" calcext:value-type="float">
            <text:p>53,1172199249</text:p>
          </table:table-cell>
          <table:table-cell table:style-name="ce5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404920578" calcext:value-type="float">
            <text:p>52,5404920578</text:p>
          </table:table-cell>
          <table:table-cell table:style-name="ce5" office:value-type="float" office:value="52.8729360104" calcext:value-type="float">
            <text:p>52,8729360104</text:p>
          </table:table-cell>
          <table:table-cell table:style-name="ce5" office:value-type="float" office:value="44.4915130138" calcext:value-type="float">
            <text:p>44,4915130138</text:p>
          </table:table-cell>
          <table:table-cell table:style-name="ce5" office:value-type="float" office:value="67.5499801636" calcext:value-type="float">
            <text:p>67,5499801636</text:p>
          </table:table-cell>
          <table:table-cell table:style-name="ce5" office:value-type="float" office:value="52.7860939503" calcext:value-type="float">
            <text:p>52,7860939503</text:p>
          </table:table-cell>
          <table:table-cell table:style-name="ce5" office:value-type="float" office:value="52.5573301315" calcext:value-type="float">
            <text:p>52,5573301315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0609681606" calcext:value-type="float">
            <text:p>52,0609681606</text:p>
          </table:table-cell>
          <table:table-cell table:style-name="ce29" office:value-type="float" office:value="51.5029418468" calcext:value-type="float">
            <text:p>51,5029418468</text:p>
          </table:table-cell>
          <table:table-cell table:style-name="ce5" office:value-type="float" office:value="45.5398209095" calcext:value-type="float">
            <text:p>45,5398209095</text:p>
          </table:table-cell>
          <table:table-cell table:style-name="ce5" office:value-type="float" office:value="66.4705328941" calcext:value-type="float">
            <text:p>66,4705328941</text:p>
          </table:table-cell>
          <table:table-cell table:style-name="ce5" office:value-type="float" office:value="48.5689809322" calcext:value-type="float">
            <text:p>48,5689809322</text:p>
          </table:table-cell>
          <table:table-cell table:style-name="ce5" office:value-type="float" office:value="49.2793321609" calcext:value-type="float">
            <text:p>49,2793321609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028939247" calcext:value-type="float">
            <text:p>52,5028939247</text:p>
          </table:table-cell>
          <table:table-cell table:style-name="ce5" table:number-columns-repeated="2"/>
          <table:table-cell table:style-name="ce5" office:value-type="float" office:value="57.7071378231" calcext:value-type="float">
            <text:p>57,7071378231</text:p>
          </table:table-cell>
          <table:table-cell table:style-name="ce29" office:value-type="float" office:value="52.8695631027" calcext:value-type="float">
            <text:p>52,8695631027</text:p>
          </table:table-cell>
          <table:table-cell table:style-name="ce5" office:value-type="float" office:value="50.7337350845" calcext:value-type="float">
            <text:p>50,7337350845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6.4783220291" calcext:value-type="float">
            <text:p>56,478322029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262" calcext:value-type="float">
            <text:p>182426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9.031919003" calcext:value-type="float">
            <text:p>129,031919003</text:p>
          </table:table-cell>
          <table:table-cell table:style-name="ce11" office:value-type="float" office:value="66.0622138977" calcext:value-type="float">
            <text:p>66,0622138977</text:p>
          </table:table-cell>
          <table:table-cell table:style-name="ce11" office:value-type="float" office:value="62.9697051048" calcext:value-type="float">
            <text:p>62,9697051048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29" office:value-type="float" office:value="62.9697051048" calcext:value-type="float">
            <text:p>62,969705104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64" calcext:value-type="float">
            <text:p>1824264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4.7098231316" calcext:value-type="float">
            <text:p>94,7098231316</text:p>
          </table:table-cell>
          <table:table-cell table:style-name="ce11" office:value-type="float" office:value="41.8402600288" calcext:value-type="float">
            <text:p>41,8402600288</text:p>
          </table:table-cell>
          <table:table-cell table:style-name="ce11" office:value-type="float" office:value="52.8695631027" calcext:value-type="float">
            <text:p>52,869563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6" calcext:value-type="float">
            <text:p>1824266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.6726269722" calcext:value-type="float">
            <text:p>92,6726269722</text:p>
          </table:table-cell>
          <table:table-cell table:style-name="ce11" office:value-type="float" office:value="41.1696851254" calcext:value-type="float">
            <text:p>41,1696851254</text:p>
          </table:table-cell>
          <table:table-cell table:style-name="ce11" office:value-type="float" office:value="51.5029418468" calcext:value-type="float">
            <text:p>51,5029418468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7" calcext:value-type="float">
            <text:p>182426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7.641671896" calcext:value-type="float">
            <text:p>97,641671896</text:p>
          </table:table-cell>
          <table:table-cell table:style-name="ce11" office:value-type="float" office:value="36.2875590324" calcext:value-type="float">
            <text:p>36,2875590324</text:p>
          </table:table-cell>
          <table:table-cell table:style-name="ce11" office:value-type="float" office:value="61.3541128635" calcext:value-type="float">
            <text:p>61,354112863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70" calcext:value-type="float">
            <text:p>182427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.976559162" calcext:value-type="float">
            <text:p>175,976559162</text:p>
          </table:table-cell>
          <table:table-cell table:style-name="ce11" office:value-type="float" office:value="34.9307529926" calcext:value-type="float">
            <text:p>34,9307529926</text:p>
          </table:table-cell>
          <table:table-cell table:style-name="ce11" office:value-type="float" office:value="141.04580617" calcext:value-type="float">
            <text:p>141,04580617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</table:table>
      <table:table table:name="QR" table:style-name="ta1">
        <table:shapes>
          <draw:frame draw:z-index="0" draw:style-name="gr1" draw:text-style-name="P1" svg:width="115.37mm" svg:height="83.94mm" svg:x="307.88mm" svg:y="45.35mm">
            <loext:p draw:notify-on-update-of-ranges="QR.C13:QR.C15 QR.D11:QR.D12 QR.D13:QR.D15 QR.H11:QR.H12 QR.H13:QR.H15 QR.E11:QR.E12 QR.E13:QR.E15 QR.F11:QR.F12 QR.F13:QR.F15 QR.G11:QR.G12 QR.G13:QR.G15 QR.I11:QR.I12 QR.I13:QR.I15 QR.J11:QR.J12 QR.J13:QR.J15 QR.K11:QR.K12 QR.K13:QR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89.195383072" calcext:value-type="float">
            <text:p>189,20</text:p>
          </table:table-cell>
          <table:table-cell table:style-name="ce16" table:formula="of:=MAX([.$N$36:.$N$52])" office:value-type="float" office:value="228.915041208" calcext:value-type="float">
            <text:p>228,92</text:p>
          </table:table-cell>
          <table:table-cell table:style-name="ce16" table:formula="of:=AVERAGE([.$N$36:.$N$52])" office:value-type="float" office:value="214.338389794" calcext:value-type="float">
            <text:p>214,34</text:p>
          </table:table-cell>
          <table:table-cell table:style-name="ce6" table:formula="of:=[.$G$13]/[.K13]" office:value-type="float" office:value="0.684965682644832" calcext:value-type="float">
            <text:p>0,684965682644832</text:p>
          </table:table-cell>
          <table:table-cell table:style-name="ce16" table:formula="of:=MIN([.$Q$36:.$Q$52])" office:value-type="float" office:value="184.442842007" calcext:value-type="float">
            <text:p>184,44</text:p>
          </table:table-cell>
          <table:table-cell table:style-name="ce16" table:formula="of:=MAX([.$Q$36:.$Q$52])" office:value-type="float" office:value="417.683489084" calcext:value-type="float">
            <text:p>417,68</text:p>
          </table:table-cell>
          <table:table-cell table:style-name="ce16" table:formula="of:=AVERAGE([.$Q$36:.$Q$52])" office:value-type="float" office:value="312.918435514" calcext:value-type="float">
            <text:p>312,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39633202271919" calcext:value-type="float">
            <text:p>1,39633202271919</text:p>
          </table:table-cell>
          <table:table-cell table:style-name="ce16" table:formula="of:=MIN([.$O$36:.$O$52])" office:value-type="float" office:value="108.564013004" calcext:value-type="float">
            <text:p>108,56</text:p>
          </table:table-cell>
          <table:table-cell table:style-name="ce16" table:formula="of:=MAX([.$O$36:.$O$52])" office:value-type="float" office:value="176.971965075" calcext:value-type="float">
            <text:p>176,97</text:p>
          </table:table-cell>
          <table:table-cell table:style-name="ce16" table:formula="of:=AVERAGE([.$O$36:.$O$52])" office:value-type="float" office:value="153.501020034333" calcext:value-type="float">
            <text:p>153,50</text:p>
          </table:table-cell>
          <table:table-cell table:style-name="ce6" table:formula="of:=[.$G$13]/[.K14]" office:value-type="float" office:value="1.83626441253339" calcext:value-type="float">
            <text:p>1,83626441253339</text:p>
          </table:table-cell>
          <table:table-cell table:style-name="ce16" table:formula="of:=MIN([.$R$36:.$R$52])" office:value-type="float" office:value="116.725232124" calcext:value-type="float">
            <text:p>116,73</text:p>
          </table:table-cell>
          <table:table-cell table:style-name="ce16" table:formula="of:=MAX([.$R$36:.$R$52])" office:value-type="float" office:value="116.725232124" calcext:value-type="float">
            <text:p>116,73</text:p>
          </table:table-cell>
          <table:table-cell table:style-name="ce16" table:formula="of:=AVERAGE([.$R$36:.$R$52])" office:value-type="float" office:value="116.725232124" calcext:value-type="float">
            <text:p>116,7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0.721227144194006" calcext:value-type="float">
            <text:p>0,721227144194006</text:p>
          </table:table-cell>
          <table:table-cell table:style-name="ce16" table:formula="of:=MIN([.$P$36:.$P$52])" office:value-type="float" office:value="279.989536047" calcext:value-type="float">
            <text:p>279,99</text:p>
          </table:table-cell>
          <table:table-cell table:style-name="ce16" table:formula="of:=MAX([.$P$36:.$P$52])" office:value-type="float" office:value="314.381853104" calcext:value-type="float">
            <text:p>314,38</text:p>
          </table:table-cell>
          <table:table-cell table:style-name="ce16" table:formula="of:=AVERAGE([.$P$36:.$P$52])" office:value-type="float" office:value="297.1856945755" calcext:value-type="float">
            <text:p>297,19</text:p>
          </table:table-cell>
          <table:table-cell table:style-name="ce6" table:formula="of:=[.$G$13]/[.K15]" office:value-type="float" office:value="1.14758058035527" calcext:value-type="float">
            <text:p>1,14758058035527</text:p>
          </table:table-cell>
          <table:table-cell table:style-name="ce16" table:formula="of:=MIN([.$S$36:.$S$52])" office:value-type="float" office:value="175.127671003" calcext:value-type="float">
            <text:p>175,13</text:p>
          </table:table-cell>
          <table:table-cell table:style-name="ce16" table:formula="of:=MAX([.$S$36:.$S$52])" office:value-type="float" office:value="198.420633078" calcext:value-type="float">
            <text:p>198,42</text:p>
          </table:table-cell>
          <table:table-cell table:style-name="ce16" table:formula="of:=AVERAGE([.$S$36:.$S$52])" office:value-type="float" office:value="186.7741520405" calcext:value-type="float">
            <text:p>186,77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.149405003" calcext:value-type="float">
            <text:p>327,149405003</text:p>
          </table:table-cell>
          <table:table-cell office:value-type="float" office:value="3.77139902115" calcext:value-type="float">
            <text:p>3,77139902115</text:p>
          </table:table-cell>
          <table:table-cell office:value-type="float" office:value="323.378005981" calcext:value-type="float">
            <text:p>323,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7.954456091" calcext:value-type="float">
            <text:p>187,954456091</text:p>
          </table:table-cell>
          <table:table-cell office:value-type="float" office:value="3.51161408424" calcext:value-type="float">
            <text:p>3,51161408424</text:p>
          </table:table-cell>
          <table:table-cell office:value-type="float" office:value="184.442842007" calcext:value-type="float">
            <text:p>184,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8.915041208" calcext:value-type="float">
            <text:p>228,915041208</text:p>
          </table:table-cell>
          <table:table-cell table:style-name="ce5" office:value-type="float" office:value="176.971965075" calcext:value-type="float">
            <text:p>176,971965075</text:p>
          </table:table-cell>
          <table:table-cell table:style-name="ce5" office:value-type="float" office:value="279.989536047" calcext:value-type="float">
            <text:p>279,989536047</text:p>
          </table:table-cell>
          <table:table-cell table:style-name="ce5" office:value-type="float" office:value="323.378005981" calcext:value-type="float">
            <text:p>323,378005981</text:p>
          </table:table-cell>
          <table:table-cell table:style-name="ce29" office:value-type="float" office:value="116.725232124" calcext:value-type="float">
            <text:p>116,725232124</text:p>
          </table:table-cell>
          <table:table-cell table:style-name="ce5" office:value-type="float" office:value="198.420633078" calcext:value-type="float">
            <text:p>198,420633078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9.944330931" calcext:value-type="float">
            <text:p>329,944330931</text:p>
          </table:table-cell>
          <table:table-cell office:value-type="float" office:value="3.77492594719" calcext:value-type="float">
            <text:p>3,77492594719</text:p>
          </table:table-cell>
          <table:table-cell office:value-type="float" office:value="326.169404984" calcext:value-type="float">
            <text:p>326,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4.904745102" calcext:value-type="float">
            <text:p>224,904745102</text:p>
          </table:table-cell>
          <table:table-cell table:style-name="ce5" office:value-type="float" office:value="174.967082024" calcext:value-type="float">
            <text:p>174,967082024</text:p>
          </table:table-cell>
          <table:table-cell table:style-name="ce5" office:value-type="float" office:value="314.381853104" calcext:value-type="float">
            <text:p>314,381853104</text:p>
          </table:table-cell>
          <table:table-cell table:style-name="ce5" office:value-type="float" office:value="184.442842007" calcext:value-type="float">
            <text:p>184,442842007</text:p>
          </table:table-cell>
          <table:table-cell table:style-name="ce5"/>
          <table:table-cell table:style-name="ce5" office:value-type="float" office:value="175.127671003" calcext:value-type="float">
            <text:p>175,127671003</text:p>
          </table:table-cell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21.263856888" calcext:value-type="float">
            <text:p>421,263856888</text:p>
          </table:table-cell>
          <table:table-cell office:value-type="float" office:value="3.58036780357" calcext:value-type="float">
            <text:p>3,58036780357</text:p>
          </table:table-cell>
          <table:table-cell office:value-type="float" office:value="417.683489084" calcext:value-type="float">
            <text:p>417,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9" office:value-type="float" office:value="189.195383072" calcext:value-type="float">
            <text:p>189,195383072</text:p>
          </table:table-cell>
          <table:table-cell table:style-name="ce29" office:value-type="float" office:value="108.564013004" calcext:value-type="float">
            <text:p>108,564013004</text:p>
          </table:table-cell>
          <table:table-cell table:style-name="ce5"/>
          <table:table-cell table:style-name="ce5" office:value-type="float" office:value="326.169404984" calcext:value-type="float">
            <text:p>326,169404984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285" calcext:value-type="float">
            <text:p>182428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3.008109093" calcext:value-type="float">
            <text:p>163,008109093</text:p>
          </table:table-cell>
          <table:table-cell table:style-name="ce11" office:value-type="float" office:value="5.25284004211" calcext:value-type="float">
            <text:p>5,25284004211</text:p>
          </table:table-cell>
          <table:table-cell table:style-name="ce11" office:value-type="float" office:value="157.755269051" calcext:value-type="float">
            <text:p>157,755269051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417.683489084" calcext:value-type="float">
            <text:p>417,68348908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0.781602144" calcext:value-type="float">
            <text:p>130,781602144</text:p>
          </table:table-cell>
          <table:table-cell office:value-type="float" office:value="3.83681607246" calcext:value-type="float">
            <text:p>3,83681607246</text:p>
          </table:table-cell>
          <table:table-cell office:value-type="float" office:value="126.944786072" calcext:value-type="float">
            <text:p>126,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2.547084093" calcext:value-type="float">
            <text:p>232,547084093</text:p>
          </table:table-cell>
          <table:table-cell office:value-type="float" office:value="3.63204288483" calcext:value-type="float">
            <text:p>3,63204288483</text:p>
          </table:table-cell>
          <table:table-cell office:value-type="float" office:value="228.915041208" calcext:value-type="float">
            <text:p>228,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9.274407864" calcext:value-type="float">
            <text:p>229,274407864</text:p>
          </table:table-cell>
          <table:table-cell office:value-type="float" office:value="3.67787694931" calcext:value-type="float">
            <text:p>3,67787694931</text:p>
          </table:table-cell>
          <table:table-cell office:value-type="float" office:value="225.596530914" calcext:value-type="float">
            <text:p>225,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095047951" calcext:value-type="float">
            <text:p>229,095047951</text:p>
          </table:table-cell>
          <table:table-cell office:value-type="float" office:value="4.19030284882" calcext:value-type="float">
            <text:p>4,19030284882</text:p>
          </table:table-cell>
          <table:table-cell office:value-type="float" office:value="224.904745102" calcext:value-type="float">
            <text:p>224,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7" calcext:value-type="float">
            <text:p>18242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.334558964" calcext:value-type="float">
            <text:p>196,334558964</text:p>
          </table:table-cell>
          <table:table-cell table:style-name="ce11" office:value-type="float" office:value="7.13917589188" calcext:value-type="float">
            <text:p>7,13917589188</text:p>
          </table:table-cell>
          <table:table-cell table:style-name="ce11" office:value-type="float" office:value="189.195383072" calcext:value-type="float">
            <text:p>189,195383072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81.173482895" calcext:value-type="float">
            <text:p>281,173482895</text:p>
          </table:table-cell>
          <table:table-cell office:value-type="float" office:value="1.32044696808" calcext:value-type="float">
            <text:p>1,32044696808</text:p>
          </table:table-cell>
          <table:table-cell office:value-type="float" office:value="279.853035927" calcext:value-type="float">
            <text:p>279,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46.526448965" calcext:value-type="float">
            <text:p>246,526448965</text:p>
          </table:table-cell>
          <table:table-cell office:value-type="float" office:value="1.07258582115" calcext:value-type="float">
            <text:p>1,07258582115</text:p>
          </table:table-cell>
          <table:table-cell office:value-type="float" office:value="245.453863144" calcext:value-type="float">
            <text:p>245,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9" calcext:value-type="float">
            <text:p>182428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.335000038" calcext:value-type="float">
            <text:p>121,335000038</text:p>
          </table:table-cell>
          <table:table-cell table:style-name="ce11" office:value-type="float" office:value="4.60976791382" calcext:value-type="float">
            <text:p>4,60976791382</text:p>
          </table:table-cell>
          <table:table-cell table:style-name="ce11" office:value-type="float" office:value="116.725232124" calcext:value-type="float">
            <text:p>116,725232124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0.506136894" calcext:value-type="float">
            <text:p>180,506136894</text:p>
          </table:table-cell>
          <table:table-cell office:value-type="float" office:value="3.53417181969" calcext:value-type="float">
            <text:p>3,53417181969</text:p>
          </table:table-cell>
          <table:table-cell office:value-type="float" office:value="176.971965075" calcext:value-type="float">
            <text:p>176,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8.285836935" calcext:value-type="float">
            <text:p>178,285836935</text:p>
          </table:table-cell>
          <table:table-cell office:value-type="float" office:value="3.31875491142" calcext:value-type="float">
            <text:p>3,31875491142</text:p>
          </table:table-cell>
          <table:table-cell office:value-type="float" office:value="174.967082024" calcext:value-type="float">
            <text:p>174,96708202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90" calcext:value-type="float">
            <text:p>182429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.461801052" calcext:value-type="float">
            <text:p>113,461801052</text:p>
          </table:table-cell>
          <table:table-cell table:style-name="ce11" office:value-type="float" office:value="4.89778804779" calcext:value-type="float">
            <text:p>4,89778804779</text:p>
          </table:table-cell>
          <table:table-cell table:style-name="ce11" office:value-type="float" office:value="108.564013004" calcext:value-type="float">
            <text:p>108,564013004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1.091070175" calcext:value-type="float">
            <text:p>281,091070175</text:p>
          </table:table-cell>
          <table:table-cell office:value-type="float" office:value="1.10153412819" calcext:value-type="float">
            <text:p>1,10153412819</text:p>
          </table:table-cell>
          <table:table-cell office:value-type="float" office:value="279.989536047" calcext:value-type="float">
            <text:p>279,989536047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245289087" calcext:value-type="float">
            <text:p>315,245289087</text:p>
          </table:table-cell>
          <table:table-cell office:value-type="float" office:value="0.863435983658" calcext:value-type="float">
            <text:p>0,863435983658</text:p>
          </table:table-cell>
          <table:table-cell office:value-type="float" office:value="314.381853104" calcext:value-type="float">
            <text:p>314,381853104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4"/>
          <table:table-cell table:style-name="ce20"/>
          <table:table-cell table:style-name="ce11" table:number-columns-repeated="5"/>
          <table:table-cell table:number-columns-repeated="8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01.822211981" calcext:value-type="float">
            <text:p>201,822211981</text:p>
          </table:table-cell>
          <table:table-cell office:value-type="float" office:value="3.4015789032" calcext:value-type="float">
            <text:p>3,4015789032</text:p>
          </table:table-cell>
          <table:table-cell office:value-type="float" office:value="198.420633078" calcext:value-type="float">
            <text:p>198,420633078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8.436532974" calcext:value-type="float">
            <text:p>178,436532974</text:p>
          </table:table-cell>
          <table:table-cell office:value-type="float" office:value="3.3088619709" calcext:value-type="float">
            <text:p>3,3088619709</text:p>
          </table:table-cell>
          <table:table-cell office:value-type="float" office:value="175.127671003" calcext:value-type="float">
            <text:p>175,127671003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4"/>
          <table:table-cell table:style-name="ce20"/>
          <table:table-cell table:style-name="ce11" table:number-columns-repeated="5"/>
          <table:table-cell table:number-columns-repeated="8"/>
        </table:table-row>
      </table:table>
      <table:table table:name="Gemm" table:style-name="ta1">
        <table:shapes>
          <draw:frame draw:z-index="0" draw:style-name="gr1" draw:text-style-name="P1" svg:width="115.37mm" svg:height="83.94mm" svg:x="307.88mm" svg:y="45.35mm">
            <loext:p draw:notify-on-update-of-ranges="Gemm.C13:Gemm.C15 Gemm.D11:Gemm.D12 Gemm.D13:Gemm.D15 Gemm.H11:Gemm.H12 Gemm.H13:Gemm.H15 Gemm.E11:Gemm.E12 Gemm.E13:Gemm.E15 Gemm.F11:Gemm.F12 Gemm.F13:Gemm.F15 Gemm.G11:Gemm.G12 Gemm.G13:Gemm.G15 Gemm.I11:Gemm.I12 Gemm.I13:Gemm.I15 Gemm.J11:Gemm.J12 Gemm.J13:Gemm.J15 Gemm.K11:Gemm.K12 Gemm.K13:Gemm.K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Gemm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,330343008</text:p>
          </table:table-cell>
          <table:table-cell office:value-type="float" office:value="9.17774915695" calcext:value-type="float">
            <text:p>9,17774915695</text:p>
          </table:table-cell>
          <table:table-cell office:value-type="float" office:value="285.152593851" calcext:value-type="float">
            <text:p>285,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,765535831</text:p>
          </table:table-cell>
          <table:table-cell office:value-type="float" office:value="8.05705881119" calcext:value-type="float">
            <text:p>8,05705881119</text:p>
          </table:table-cell>
          <table:table-cell office:value-type="float" office:value="306.70847702" calcext:value-type="float">
            <text:p>306,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,237142086</text:p>
          </table:table-cell>
          <table:table-cell office:value-type="float" office:value="4.63420701027" calcext:value-type="float">
            <text:p>4,63420701027</text:p>
          </table:table-cell>
          <table:table-cell office:value-type="float" office:value="302.602935076" calcext:value-type="float">
            <text:p>302,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485" calcext:value-type="float">
            <text:p>1824485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1.997876167" calcext:value-type="float">
            <text:p>321,997876167</text:p>
          </table:table-cell>
          <table:table-cell table:style-name="ce11" office:value-type="float" office:value="8.32914710045" calcext:value-type="float">
            <text:p>8,32914710045</text:p>
          </table:table-cell>
          <table:table-cell table:style-name="ce11" office:value-type="float" office:value="313.668729067" calcext:value-type="float">
            <text:p>313,668729067</text:p>
          </table:table-cell>
          <table:table-cell table:style-name="ce11"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,242198944</text:p>
          </table:table-cell>
          <table:table-cell office:value-type="float" office:value="9.63560295105" calcext:value-type="float">
            <text:p>9,63560295105</text:p>
          </table:table-cell>
          <table:table-cell office:value-type="float" office:value="340.606595993" calcext:value-type="float">
            <text:p>340,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,094332933</text:p>
          </table:table-cell>
          <table:table-cell office:value-type="float" office:value="9.39223909378" calcext:value-type="float">
            <text:p>9,39223909378</text:p>
          </table:table-cell>
          <table:table-cell office:value-type="float" office:value="401.70209384" calcext:value-type="float">
            <text:p>401,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,464730024</text:p>
          </table:table-cell>
          <table:table-cell office:value-type="float" office:value="9.24038410187" calcext:value-type="float">
            <text:p>9,24038410187</text:p>
          </table:table-cell>
          <table:table-cell office:value-type="float" office:value="312.224345922" calcext:value-type="float">
            <text:p>312,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,465151787</text:p>
          </table:table-cell>
          <table:table-cell office:value-type="float" office:value="9.13994884491" calcext:value-type="float">
            <text:p>9,13994884491</text:p>
          </table:table-cell>
          <table:table-cell office:value-type="float" office:value="303.325202942" calcext:value-type="float">
            <text:p>303,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487" calcext:value-type="float">
            <text:p>18244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17.321541071" calcext:value-type="float">
            <text:p>417,321541071</text:p>
          </table:table-cell>
          <table:table-cell table:style-name="ce11" office:value-type="float" office:value="10.9455389977" calcext:value-type="float">
            <text:p>10,9455389977</text:p>
          </table:table-cell>
          <table:table-cell table:style-name="ce11" office:value-type="float" office:value="406.376002073" calcext:value-type="float">
            <text:p>406,376002073</text:p>
          </table:table-cell>
          <table:table-cell table:style-name="ce11"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 table:number-rows-repeated="3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</table:table>
      <table:table table:name="FDTD_1D" table:style-name="ta1">
        <table:shapes>
          <draw:frame draw:z-index="0" draw:style-name="gr1" draw:text-style-name="P1" svg:width="115.37mm" svg:height="83.94mm" svg:x="307.88mm" svg:y="45.35mm">
            <loext:p draw:notify-on-update-of-ranges="FDTD_1D.C13:FDTD_1D.C15 FDTD_1D.D11:FDTD_1D.D12 FDTD_1D.D13:FDTD_1D.D15 FDTD_1D.H11:FDTD_1D.H12 FDTD_1D.H13:FDTD_1D.H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,585547924</text:p>
          </table:table-cell>
          <table:table-cell office:value-type="float" office:value="3.33900904655" calcext:value-type="float">
            <text:p>3,33900904655</text:p>
          </table:table-cell>
          <table:table-cell office:value-type="float" office:value="99.2465388775" calcext:value-type="float">
            <text:p>99,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,211846113</text:p>
          </table:table-cell>
          <table:table-cell office:value-type="float" office:value="3.21654605865" calcext:value-type="float">
            <text:p>3,21654605865</text:p>
          </table:table-cell>
          <table:table-cell office:value-type="float" office:value="115.995300055" calcext:value-type="float">
            <text:p>115,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494" calcext:value-type="float">
            <text:p>1824494</text:p>
          </table:table-cell>
          <table:table-cell table:style-name="ce11" office:value-type="string" calcext:value-type="string">
            <text:p>autoparallel LT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3.648748875" calcext:value-type="float">
            <text:p>473,648748875</text:p>
          </table:table-cell>
          <table:table-cell table:style-name="ce11" office:value-type="float" office:value="0.706779956818" calcext:value-type="float">
            <text:p>0,706779956818</text:p>
          </table:table-cell>
          <table:table-cell table:style-name="ce11" office:value-type="float" office:value="472.941968918" calcext:value-type="float">
            <text:p>472,941968918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,073707104</text:p>
          </table:table-cell>
          <table:table-cell office:value-type="float" office:value="3.34105706215" calcext:value-type="float">
            <text:p>3,34105706215</text:p>
          </table:table-cell>
          <table:table-cell office:value-type="float" office:value="102.732650042" calcext:value-type="float">
            <text:p>102,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,311005116</text:p>
          </table:table-cell>
          <table:table-cell office:value-type="float" office:value="3.10519504547" calcext:value-type="float">
            <text:p>3,10519504547</text:p>
          </table:table-cell>
          <table:table-cell office:value-type="float" office:value="103.20581007" calcext:value-type="float">
            <text:p>103,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,932310104</text:p>
          </table:table-cell>
          <table:table-cell office:value-type="float" office:value="3.27198696136" calcext:value-type="float">
            <text:p>3,27198696136</text:p>
          </table:table-cell>
          <table:table-cell office:value-type="float" office:value="113.660323143" calcext:value-type="float">
            <text:p>113,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,241527081</text:p>
          </table:table-cell>
          <table:table-cell office:value-type="float" office:value="3.15033507347" calcext:value-type="float">
            <text:p>3,15033507347</text:p>
          </table:table-cell>
          <table:table-cell office:value-type="float" office:value="117.091192007" calcext:value-type="float">
            <text:p>117,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496" calcext:value-type="float">
            <text:p>1824496</text:p>
          </table:table-cell>
          <table:table-cell table:style-name="ce11" office:value-type="string" calcext:value-type="string">
            <text:p>user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8.829055786" calcext:value-type="float">
            <text:p>168,829055786</text:p>
          </table:table-cell>
          <table:table-cell table:style-name="ce11" office:value-type="float" office:value="4.47321391106" calcext:value-type="float">
            <text:p>4,47321391106</text:p>
          </table:table-cell>
          <table:table-cell table:style-name="ce11" office:value-type="float" office:value="164.355841875" calcext:value-type="float">
            <text:p>164,355841875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 table:number-rows-repeated="3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</table:table>
      <table:table table:name="Floyd" table:style-name="ta1">
        <table:shapes>
          <draw:frame draw:z-index="0" draw:style-name="gr1" draw:text-style-name="P1" svg:width="115.37mm" svg:height="83.94mm" svg:x="307.88mm" svg:y="45.35mm">
            <loext:p draw:notify-on-update-of-ranges="Floyd.C13:Floyd.C15 Floyd.D11:Floyd.D12 Floyd.D13:Floyd.D15 Floyd.H11:Floyd.H12 Floyd.H13:Floyd.H15 Floyd.E11:Floyd.E12 Floyd.E13:Floyd.E15 Floyd.F11:Floyd.F12 Floyd.F13:Floyd.F15 Floyd.G11:Floyd.G12 Floyd.G13:Floyd.G15 Floyd.I11:Floyd.I12 Floyd.I13:Floyd.I15 Floyd.J11:Floyd.J12 Floyd.J13:Floyd.J15 Floyd.K11:Floyd.K12 Floyd.K13:Floyd.K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,6578440666</text:p>
          </table:table-cell>
          <table:table-cell office:value-type="float" office:value="2.93785905838" calcext:value-type="float">
            <text:p>2,93785905838</text:p>
          </table:table-cell>
          <table:table-cell office:value-type="float" office:value="19.7199850082" calcext:value-type="float">
            <text:p>19,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,8335211277</text:p>
          </table:table-cell>
          <table:table-cell office:value-type="float" office:value="3.12281012535" calcext:value-type="float">
            <text:p>3,12281012535</text:p>
          </table:table-cell>
          <table:table-cell office:value-type="float" office:value="19.7107110023" calcext:value-type="float">
            <text:p>19,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,6730868816</text:p>
          </table:table-cell>
          <table:table-cell office:value-type="float" office:value="1.14765691757" calcext:value-type="float">
            <text:p>1,14765691757</text:p>
          </table:table-cell>
          <table:table-cell office:value-type="float" office:value="94.5254299641" calcext:value-type="float">
            <text:p>94,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,0519878864</text:p>
          </table:table-cell>
          <table:table-cell office:value-type="float" office:value="3.27817296982" calcext:value-type="float">
            <text:p>3,27817296982</text:p>
          </table:table-cell>
          <table:table-cell office:value-type="float" office:value="67.7738149166" calcext:value-type="float">
            <text:p>67,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04" calcext:value-type="float">
            <text:p>182450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.7106699944" calcext:value-type="float">
            <text:p>70,7106699944</text:p>
          </table:table-cell>
          <table:table-cell table:style-name="ce11" office:value-type="float" office:value="0.978996992111" calcext:value-type="float">
            <text:p>0,978996992111</text:p>
          </table:table-cell>
          <table:table-cell table:style-name="ce11" office:value-type="float" office:value="69.7316730022" calcext:value-type="float">
            <text:p>69,7316730022</text:p>
          </table:table-cell>
          <table:table-cell table:style-name="ce11"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,9317851067</text:p>
          </table:table-cell>
          <table:table-cell office:value-type="float" office:value="3.66882514954" calcext:value-type="float">
            <text:p>3,66882514954</text:p>
          </table:table-cell>
          <table:table-cell office:value-type="float" office:value="49.2629599571" calcext:value-type="float">
            <text:p>49,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,4260158539</text:p>
          </table:table-cell>
          <table:table-cell office:value-type="float" office:value="3.40641498566" calcext:value-type="float">
            <text:p>3,40641498566</text:p>
          </table:table-cell>
          <table:table-cell office:value-type="float" office:value="47.0196008682" calcext:value-type="float">
            <text:p>47,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,1241669655</text:p>
          </table:table-cell>
          <table:table-cell office:value-type="float" office:value="3.5926129818" calcext:value-type="float">
            <text:p>3,5926129818</text:p>
          </table:table-cell>
          <table:table-cell office:value-type="float" office:value="28.5315539837" calcext:value-type="float">
            <text:p>28,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,8294501305</text:p>
          </table:table-cell>
          <table:table-cell office:value-type="float" office:value="3.32996201515" calcext:value-type="float">
            <text:p>3,32996201515</text:p>
          </table:table-cell>
          <table:table-cell office:value-type="float" office:value="28.4994881153" calcext:value-type="float">
            <text:p>28,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05" calcext:value-type="float">
            <text:p>1824505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.2194418907" calcext:value-type="float">
            <text:p>50,2194418907</text:p>
          </table:table-cell>
          <table:table-cell table:style-name="ce11" office:value-type="float" office:value="3.46595191956" calcext:value-type="float">
            <text:p>3,46595191956</text:p>
          </table:table-cell>
          <table:table-cell table:style-name="ce11" office:value-type="float" office:value="46.7534899712" calcext:value-type="float">
            <text:p>46,7534899712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 table:number-rows-repeated="4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4"/>
        </table:table-row>
      </table:table>
      <table:table table:name="Jacobi_1D" table:style-name="ta1">
        <table:shapes>
          <draw:frame draw:z-index="0" draw:style-name="gr1" draw:text-style-name="P1" svg:width="115.37mm" svg:height="83.94mm" svg:x="307.88mm" svg:y="45.35mm">
            <loext:p draw:notify-on-update-of-ranges="Jacobi_1D.C13:Jacobi_1D.C15 Jacobi_1D.D11:Jacobi_1D.D12 Jacobi_1D.D13:Jacobi_1D.D15 Jacobi_1D.H11:Jacobi_1D.H12 Jacobi_1D.H13:Jacobi_1D.H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,35077095</text:p>
          </table:table-cell>
          <table:table-cell office:value-type="float" office:value="7.8824608326" calcext:value-type="float">
            <text:p>7,8824608326</text:p>
          </table:table-cell>
          <table:table-cell office:value-type="float" office:value="440.468310118" calcext:value-type="float">
            <text:p>440,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,478852034</text:p>
          </table:table-cell>
          <table:table-cell office:value-type="float" office:value="5.03087306023" calcext:value-type="float">
            <text:p>5,03087306023</text:p>
          </table:table-cell>
          <table:table-cell office:value-type="float" office:value="290.447978973" calcext:value-type="float">
            <text:p>290,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14" calcext:value-type="float">
            <text:p>182451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0.975860119" calcext:value-type="float">
            <text:p>320,975860119</text:p>
          </table:table-cell>
          <table:table-cell table:style-name="ce11" office:value-type="float" office:value="5.00200414658" calcext:value-type="float">
            <text:p>5,00200414658</text:p>
          </table:table-cell>
          <table:table-cell table:style-name="ce11" office:value-type="float" office:value="315.973855972" calcext:value-type="float">
            <text:p>315,9738559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,685865164</text:p>
          </table:table-cell>
          <table:table-cell table:style-name="ce24" office:value-type="float" office:value="5.98971605301" calcext:value-type="float">
            <text:p>5,98971605301</text:p>
          </table:table-cell>
          <table:table-cell table:style-name="ce24" office:value-type="float" office:value="122.696149111" calcext:value-type="float">
            <text:p>122,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,091621876</text:p>
          </table:table-cell>
          <table:table-cell table:style-name="ce25" office:value-type="float" office:value="5.92243885994" calcext:value-type="float">
            <text:p>5,92243885994</text:p>
          </table:table-cell>
          <table:table-cell table:style-name="ce25" office:value-type="float" office:value="122.169183016" calcext:value-type="float">
            <text:p>122,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,800125837</text:p>
          </table:table-cell>
          <table:table-cell table:style-name="ce24" office:value-type="float" office:value="6.05826091766" calcext:value-type="float">
            <text:p>6,05826091766</text:p>
          </table:table-cell>
          <table:table-cell table:style-name="ce24" office:value-type="float" office:value="130.74186492" calcext:value-type="float">
            <text:p>130,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,119667053</text:p>
          </table:table-cell>
          <table:table-cell table:style-name="ce24" office:value-type="float" office:value="5.94565391541" calcext:value-type="float">
            <text:p>5,94565391541</text:p>
          </table:table-cell>
          <table:table-cell table:style-name="ce24" office:value-type="float" office:value="126.174013138" calcext:value-type="float">
            <text:p>126,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,042114019</text:p>
          </table:table-cell>
          <table:table-cell office:value-type="float" office:value="6.58913397789" calcext:value-type="float">
            <text:p>6,58913397789</text:p>
          </table:table-cell>
          <table:table-cell office:value-type="float" office:value="173.452980042" calcext:value-type="float">
            <text:p>173,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,910542965</text:p>
          </table:table-cell>
          <table:table-cell office:value-type="float" office:value="6.70308995247" calcext:value-type="float">
            <text:p>6,70308995247</text:p>
          </table:table-cell>
          <table:table-cell office:value-type="float" office:value="213.207453012" calcext:value-type="float">
            <text:p>213,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17" calcext:value-type="float">
            <text:p>182451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.137663841" calcext:value-type="float">
            <text:p>193,137663841</text:p>
          </table:table-cell>
          <table:table-cell table:style-name="ce11" office:value-type="float" office:value="8.8255879879" calcext:value-type="float">
            <text:p>8,8255879879</text:p>
          </table:table-cell>
          <table:table-cell table:style-name="ce11" office:value-type="float" office:value="184.312075853" calcext:value-type="float">
            <text:p>184,312075853</text:p>
          </table:table-cell>
          <table:table-cell table:style-name="ce11"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,688160896</text:p>
          </table:table-cell>
          <table:table-cell office:value-type="float" office:value="0.799610853195" calcext:value-type="float">
            <text:p>0,799610853195</text:p>
          </table:table-cell>
          <table:table-cell office:value-type="float" office:value="169.888550043" calcext:value-type="float">
            <text:p>169,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,714011192</text:p>
          </table:table-cell>
          <table:table-cell office:value-type="float" office:value="0.724110126495" calcext:value-type="float">
            <text:p>0,724110126495</text:p>
          </table:table-cell>
          <table:table-cell office:value-type="float" office:value="124.989901066" calcext:value-type="float">
            <text:p>124,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,8880710602</text:p>
          </table:table-cell>
          <table:table-cell office:value-type="float" office:value="3.13413214684" calcext:value-type="float">
            <text:p>3,13413214684</text:p>
          </table:table-cell>
          <table:table-cell office:value-type="float" office:value="25.7539389133" calcext:value-type="float">
            <text:p>25,7539389133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,4015841484</text:p>
          </table:table-cell>
          <table:table-cell office:value-type="float" office:value="2.99074196815" calcext:value-type="float">
            <text:p>2,99074196815</text:p>
          </table:table-cell>
          <table:table-cell office:value-type="float" office:value="25.4108421803" calcext:value-type="float">
            <text:p>25,4108421803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,0786619186</text:p>
          </table:table-cell>
          <table:table-cell office:value-type="float" office:value="3.30833601952" calcext:value-type="float">
            <text:p>3,30833601952</text:p>
          </table:table-cell>
          <table:table-cell office:value-type="float" office:value="41.7703258991" calcext:value-type="float">
            <text:p>41,7703258991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,5772869587</text:p>
          </table:table-cell>
          <table:table-cell office:value-type="float" office:value="3.06755518913" calcext:value-type="float">
            <text:p>3,06755518913</text:p>
          </table:table-cell>
          <table:table-cell office:value-type="float" office:value="45.5097317696" calcext:value-type="float">
            <text:p>45,5097317696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,2482259274</text:p>
          </table:table-cell>
          <table:table-cell office:value-type="float" office:value="3.28738498688" calcext:value-type="float">
            <text:p>3,28738498688</text:p>
          </table:table-cell>
          <table:table-cell office:value-type="float" office:value="25.9608409405" calcext:value-type="float">
            <text:p>25,9608409405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,1708359718</text:p>
          </table:table-cell>
          <table:table-cell office:value-type="float" office:value="3.00718998909" calcext:value-type="float">
            <text:p>3,00718998909</text:p>
          </table:table-cell>
          <table:table-cell office:value-type="float" office:value="26.1636459827" calcext:value-type="float">
            <text:p>26,1636459827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</table:table>
      <table:table table:name="Seidel" table:style-name="ta1">
        <table:shapes>
          <draw:frame draw:z-index="0" draw:style-name="gr1" draw:text-style-name="P1" svg:width="115.37mm" svg:height="83.94mm" svg:x="307.88mm" svg:y="45.35mm">
            <loext:p draw:notify-on-update-of-ranges="Seidel.C13:Seidel.C15 Seidel.D11:Seidel.D12 Seidel.D13:Seidel.D15 Seidel.H11:Seidel.H12 Seidel.H13:Seidel.H15 Seidel.E11:Seidel.E12 Seidel.E13:Seidel.E15 Seidel.F11:Seidel.F12 Seidel.F13:Seidel.F15 Seidel.G11:Seidel.G12 Seidel.G13:Seidel.G15 Seidel.I11:Seidel.I12 Seidel.I13:Seidel.I15 Seidel.J11:Seidel.J12 Seidel.J13:Seidel.J15 Seidel.K11:Seidel.K12 Seidel.K13:Seidel.K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,69608617</text:p>
          </table:table-cell>
          <table:table-cell office:value-type="float" office:value="33.9651560783" calcext:value-type="float">
            <text:p>33,9651560783</text:p>
          </table:table-cell>
          <table:table-cell office:value-type="float" office:value="1035.73093009" calcext:value-type="float">
            <text:p>1035,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,29164481</text:p>
          </table:table-cell>
          <table:table-cell office:value-type="float" office:value="109.263622999" calcext:value-type="float">
            <text:p>109,263622999</text:p>
          </table:table-cell>
          <table:table-cell office:value-type="float" office:value="1047.02802181" calcext:value-type="float">
            <text:p>1047,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27" calcext:value-type="float">
            <text:p>1824527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48.22283292" calcext:value-type="float">
            <text:p>1348,22283292</text:p>
          </table:table-cell>
          <table:table-cell table:style-name="ce11" office:value-type="float" office:value="71.6621329784" calcext:value-type="float">
            <text:p>71,6621329784</text:p>
          </table:table-cell>
          <table:table-cell table:style-name="ce11" office:value-type="float" office:value="1276.56069994" calcext:value-type="float">
            <text:p>1276,56069994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,39084005</text:p>
          </table:table-cell>
          <table:table-cell office:value-type="float" office:value="33.2443928719" calcext:value-type="float">
            <text:p>33,2443928719</text:p>
          </table:table-cell>
          <table:table-cell office:value-type="float" office:value="998.146447182" calcext:value-type="float">
            <text:p>998,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,34029388</text:p>
          </table:table-cell>
          <table:table-cell office:value-type="float" office:value="33.276761055" calcext:value-type="float">
            <text:p>33,276761055</text:p>
          </table:table-cell>
          <table:table-cell office:value-type="float" office:value="1015.06353283" calcext:value-type="float">
            <text:p>1015,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533" calcext:value-type="float">
            <text:p>1824533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72.53480196" calcext:value-type="float">
            <text:p>1172,53480196</text:p>
          </table:table-cell>
          <table:table-cell table:style-name="ce11" office:value-type="float" office:value="34.1818199158" calcext:value-type="float">
            <text:p>34,1818199158</text:p>
          </table:table-cell>
          <table:table-cell table:style-name="ce11" office:value-type="float" office:value="1138.35298204" calcext:value-type="float">
            <text:p>1138,35298204</text:p>
          </table:table-cell>
          <table:table-cell table:style-name="ce11"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 table:number-rows-repeated="3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 table:number-rows-repeated="3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P0" style:volatile="true">
      <number:number number:decimal-places="1" loext:min-decimal-places="1" number:min-integer-digits="1"/>
    </number:number-style>
    <number:number-style style:name="N105">
      <style:text-properties fo:color="#ff0000"/>
      <number:text>-</number:text>
      <number:number number:decimal-places="1" loext:min-decimal-places="1" number:min-integer-digits="1"/>
      <style:map style:condition="value()&gt;=0" style:apply-style-name="N105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0:27:47.451648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6-20T10:55:04.946695581</dc:date>
    <meta:editing-duration>PT4H37M40S</meta:editing-duration>
    <meta:editing-cycles>27</meta:editing-cycles>
    <meta:generator>LibreOffice/5.3.5.2$Linux_X86_64 LibreOffice_project/30m0$Build-2</meta:generator>
    <meta:document-statistic meta:table-count="8" meta:cell-count="19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QR.C13:QR.G15 QR.C11:QR.G12 QR.H11:QR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0.684965682644832">
                <text:p>0.684965682644832</text:p>
                <draw:g>
                  <svg:desc>QR.H13:QR.H15</svg:desc>
                </draw:g>
              </table:table-cell>
              <table:table-cell office:value-type="float" office:value="189.195383072">
                <text:p>189.195383072</text:p>
                <draw:g>
                  <svg:desc>QR.E13:QR.E15</svg:desc>
                </draw:g>
              </table:table-cell>
              <table:table-cell office:value-type="float" office:value="228.915041208">
                <text:p>228.915041208</text:p>
                <draw:g>
                  <svg:desc>QR.F13:QR.F15</svg:desc>
                </draw:g>
              </table:table-cell>
              <table:table-cell office:value-type="float" office:value="214.338389794">
                <text:p>214.338389794</text:p>
                <draw:g>
                  <svg:desc>QR.G13:QR.G15</svg:desc>
                </draw:g>
              </table:table-cell>
              <table:table-cell office:value-type="float" office:value="184.442842007">
                <text:p>184.442842007</text:p>
                <draw:g>
                  <svg:desc>QR.I13:QR.I15</svg:desc>
                </draw:g>
              </table:table-cell>
              <table:table-cell office:value-type="float" office:value="417.683489084">
                <text:p>417.683489084</text:p>
                <draw:g>
                  <svg:desc>QR.J13:QR.J15</svg:desc>
                </draw:g>
              </table:table-cell>
              <table:table-cell office:value-type="float" office:value="312.918435514">
                <text:p>312.918435514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39633202271919">
                <text:p>1.39633202271919</text:p>
              </table:table-cell>
              <table:table-cell office:value-type="float" office:value="1.83626441253339">
                <text:p>1.83626441253339</text:p>
              </table:table-cell>
              <table:table-cell office:value-type="float" office:value="108.564013004">
                <text:p>108.564013004</text:p>
              </table:table-cell>
              <table:table-cell office:value-type="float" office:value="176.971965075">
                <text:p>176.971965075</text:p>
              </table:table-cell>
              <table:table-cell office:value-type="float" office:value="153.501020034333">
                <text:p>153.501020034333</text:p>
              </table:table-cell>
              <table:table-cell office:value-type="float" office:value="116.725232124">
                <text:p>116.725232124</text:p>
              </table:table-cell>
              <table:table-cell office:value-type="float" office:value="116.725232124">
                <text:p>116.725232124</text:p>
              </table:table-cell>
              <table:table-cell office:value-type="float" office:value="116.725232124">
                <text:p>116.725232124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0.721227144194006">
                <text:p>0.721227144194006</text:p>
              </table:table-cell>
              <table:table-cell office:value-type="float" office:value="1.14758058035527">
                <text:p>1.14758058035527</text:p>
              </table:table-cell>
              <table:table-cell office:value-type="float" office:value="279.989536047">
                <text:p>279.989536047</text:p>
              </table:table-cell>
              <table:table-cell office:value-type="float" office:value="314.381853104">
                <text:p>314.381853104</text:p>
              </table:table-cell>
              <table:table-cell office:value-type="float" office:value="297.1856945755">
                <text:p>297.1856945755</text:p>
              </table:table-cell>
              <table:table-cell office:value-type="float" office:value="175.127671003">
                <text:p>175.127671003</text:p>
              </table:table-cell>
              <table:table-cell office:value-type="float" office:value="198.420633078">
                <text:p>198.420633078</text:p>
              </table:table-cell>
              <table:table-cell office:value-type="float" office:value="186.7741520405">
                <text:p>186.7741520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Cholesky.C13:Cholesky.G15 Cholesky.C11:Cholesky.G12 Cholesky.H11:Cholesky.K15" chart:data-source-has-labels="both" svg:x="1.189cm" svg:y="1.342cm" svg:width="9.38cm" svg:height="5.957cm">
          <chartooo:coordinate-region svg:x="1.916cm" svg:y="1.516cm" svg:width="8.031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841237048995739">
                <text:p>0.841237048995739</text:p>
                <draw:g>
                  <svg:desc>Cholesky.H13:Cholesky.H15</svg:desc>
                </draw:g>
              </table:table-cell>
              <table:table-cell office:value-type="float" office:value="52.0609681606">
                <text:p>52.0609681606</text:p>
                <draw:g>
                  <svg:desc>Cholesky.E13:Cholesky.E15</svg:desc>
                </draw:g>
              </table:table-cell>
              <table:table-cell office:value-type="float" office:value="53.1255199909">
                <text:p>53.1255199909</text:p>
                <draw:g>
                  <svg:desc>Cholesky.F13:Cholesky.F15</svg:desc>
                </draw:g>
              </table:table-cell>
              <table:table-cell office:value-type="float" office:value="52.5574685335">
                <text:p>52.5574685335</text:p>
                <draw:g>
                  <svg:desc>Cholesky.G13:Cholesky.G15</svg:desc>
                </draw:g>
              </table:table-cell>
              <table:table-cell office:value-type="float" office:value="56.4783220291">
                <text:p>56.4783220291</text:p>
                <draw:g>
                  <svg:desc>Cholesky.I13:Cholesky.I15</svg:desc>
                </draw:g>
              </table:table-cell>
              <table:table-cell office:value-type="float" office:value="67.5499801636">
                <text:p>67.5499801636</text:p>
                <draw:g>
                  <svg:desc>Cholesky.J13:Cholesky.J15</svg:desc>
                </draw:g>
              </table:table-cell>
              <table:table-cell office:value-type="float" office:value="62.4764073292333">
                <text:p>62.4764073292333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05996357657599">
                <text:p>1.05996357657599</text:p>
              </table:table-cell>
              <table:table-cell office:value-type="float" office:value="1.01392876601478">
                <text:p>1.01392876601478</text:p>
              </table:table-cell>
              <table:table-cell office:value-type="float" office:value="44.3767859936">
                <text:p>44.3767859936</text:p>
              </table:table-cell>
              <table:table-cell office:value-type="float" office:value="52.8729360104">
                <text:p>52.8729360104</text:p>
              </table:table-cell>
              <table:table-cell office:value-type="float" office:value="49.5842212836">
                <text:p>49.5842212836</text:p>
              </table:table-cell>
              <table:table-cell office:value-type="float" office:value="48.5689809322">
                <text:p>48.5689809322</text:p>
              </table:table-cell>
              <table:table-cell office:value-type="float" office:value="53.1172199249">
                <text:p>53.1172199249</text:p>
              </table:table-cell>
              <table:table-cell office:value-type="float" office:value="51.835464477525">
                <text:p>51.83546447752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11376721967028">
                <text:p>1.11376721967028</text:p>
              </table:table-cell>
              <table:table-cell office:value-type="float" office:value="1.02940306453185">
                <text:p>1.02940306453185</text:p>
              </table:table-cell>
              <table:table-cell office:value-type="float" office:value="44.4915130138">
                <text:p>44.4915130138</text:p>
              </table:table-cell>
              <table:table-cell office:value-type="float" office:value="51.5354161263">
                <text:p>51.5354161263</text:p>
              </table:table-cell>
              <table:table-cell office:value-type="float" office:value="47.1889166832">
                <text:p>47.1889166832</text:p>
              </table:table-cell>
              <table:table-cell office:value-type="float" office:value="49.2793321609">
                <text:p>49.2793321609</text:p>
              </table:table-cell>
              <table:table-cell office:value-type="float" office:value="52.5573301315">
                <text:p>52.5573301315</text:p>
              </table:table-cell>
              <table:table-cell office:value-type="float" office:value="51.05625808235">
                <text:p>51.05625808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Gemm.C13:Gemm.G15 Gemm.C11:Gemm.G12 Gemm.H11:Gemm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Gemm.C13:Gemm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Gemm.D13:Gemm.D15" chart:label-cell-address="Gemm.D11:Gemm.D12" chart:class="chart:bar">
            <chart:data-point/>
            <chart:data-point chart:style-name="ch11" chart:repeated="2"/>
          </chart:series>
          <chart:series chart:attached-axis="primary-y" chart:style-name="ch12" chart:values-cell-range-address="Gemm.H13:Gemm.H15" chart:label-cell-address="Gemm.H11:Gemm.H12" chart:class="chart:bar">
            <chart:data-point chart:repeated="3"/>
          </chart:series>
          <chart:series chart:values-cell-range-address="Gemm.E13:Gemm.E15" chart:label-cell-address="Gemm.E11:Gemm.E12" chart:attached-axis="secondary-y">
            <chart:data-point chart:repeated="3"/>
          </chart:series>
          <chart:series chart:values-cell-range-address="Gemm.F13:Gemm.F15" chart:label-cell-address="Gemm.F11:Gemm.F12" chart:attached-axis="secondary-y">
            <chart:data-point chart:repeated="3"/>
          </chart:series>
          <chart:series chart:values-cell-range-address="Gemm.G13:Gemm.G15" chart:label-cell-address="Gemm.G11:Gemm.G12" chart:attached-axis="secondary-y">
            <chart:data-point chart:repeated="3"/>
          </chart:series>
          <chart:series chart:values-cell-range-address="Gemm.I13:Gemm.I15" chart:label-cell-address="Gemm.I11:Gemm.I12" chart:attached-axis="secondary-y">
            <chart:data-point chart:repeated="3"/>
          </chart:series>
          <chart:series chart:values-cell-range-address="Gemm.J13:Gemm.J15" chart:label-cell-address="Gemm.J11:Gemm.J12" chart:attached-axis="secondary-y">
            <chart:data-point chart:repeated="3"/>
          </chart:series>
          <chart:series chart:values-cell-range-address="Gemm.K13:Gemm.K15" chart:label-cell-address="Gemm.K11:Gemm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Gemm.D11:Gemm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E11:Gemm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F11:Gemm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Gemm.G11:Gemm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5</svg:desc>
                </draw:g>
              </table:table-cell>
              <table:table-cell office:value-type="float" office:value="NaN">
                <text:p>NaN</text:p>
                <draw:g>
                  <svg:desc>Gemm.D13:Gemm.D15</svg:desc>
                </draw:g>
              </table:table-cell>
              <table:table-cell office:value-type="float" office:value="NaN">
                <text:p>NaN</text:p>
                <draw:g>
                  <svg:desc>Gemm.H13:Gemm.H15</svg:desc>
                </draw:g>
              </table:table-cell>
              <table:table-cell office:value-type="float" office:value="0">
                <text:p>0</text:p>
                <draw:g>
                  <svg:desc>Gemm.E13:Gemm.E15</svg:desc>
                </draw:g>
              </table:table-cell>
              <table:table-cell office:value-type="float" office:value="0">
                <text:p>0</text:p>
                <draw:g>
                  <svg:desc>Gemm.F13:Gemm.F15</svg:desc>
                </draw:g>
              </table:table-cell>
              <table:table-cell office:value-type="float" office:value="NaN">
                <text:p>NaN</text:p>
                <draw:g>
                  <svg:desc>Gemm.G13:Gemm.G15</svg:desc>
                </draw:g>
              </table:table-cell>
              <table:table-cell office:value-type="float" office:value="0">
                <text:p>0</text:p>
                <draw:g>
                  <svg:desc>Gemm.I13:Gemm.I15</svg:desc>
                </draw:g>
              </table:table-cell>
              <table:table-cell office:value-type="float" office:value="0">
                <text:p>0</text:p>
                <draw:g>
                  <svg:desc>Gemm.J13:Gemm.J15</svg:desc>
                </draw:g>
              </table:table-cell>
              <table:table-cell office:value-type="float" office:value="NaN">
                <text:p>NaN</text:p>
                <draw:g>
                  <svg:desc>Gemm.K13:Gemm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FDTD_1D.C13:FDTD_1D.G15 FDTD_1D.C11:FDTD_1D.G12 FDTD_1D.H11:FDTD_1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NaN">
                <text:p>NaN</text:p>
                <draw:g>
                  <svg:desc>FDTD_1D.D13:FDTD_1D.D15</svg:desc>
                </draw:g>
              </table:table-cell>
              <table:table-cell office:value-type="float" office:value="NaN">
                <text:p>NaN</text:p>
                <draw:g>
                  <svg:desc>FDTD_1D.H13:FDTD_1D.H15</svg:desc>
                </draw:g>
              </table:table-cell>
              <table:table-cell office:value-type="float" office:value="0">
                <text:p>0</text:p>
                <draw:g>
                  <svg:desc>FDTD_1D.E13:FDTD_1D.E15</svg:desc>
                </draw:g>
              </table:table-cell>
              <table:table-cell office:value-type="float" office:value="0">
                <text:p>0</text:p>
                <draw:g>
                  <svg:desc>FDTD_1D.F13:FDTD_1D.F15</svg:desc>
                </draw:g>
              </table:table-cell>
              <table:table-cell office:value-type="float" office:value="NaN">
                <text:p>NaN</text:p>
                <draw:g>
                  <svg:desc>FDTD_1D.G13:FDTD_1D.G15</svg:desc>
                </draw:g>
              </table:table-cell>
              <table:table-cell office:value-type="float" office:value="0">
                <text:p>0</text:p>
                <draw:g>
                  <svg:desc>FDTD_1D.I13:FDTD_1D.I15</svg:desc>
                </draw:g>
              </table:table-cell>
              <table:table-cell office:value-type="float" office:value="0">
                <text:p>0</text:p>
                <draw:g>
                  <svg:desc>FDTD_1D.J13:FDTD_1D.J15</svg:desc>
                </draw:g>
              </table:table-cell>
              <table:table-cell office:value-type="float" office:value="NaN">
                <text:p>NaN</text:p>
                <draw:g>
                  <svg:desc>FDTD_1D.K13:FDTD_1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LU.C13:LU.G15 LU.C11:LU.G12 LU.H11:LU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0.946435668021484">
                <text:p>0.946435668021484</text:p>
                <draw:g>
                  <svg:desc>LU.H13:LU.H15</svg:desc>
                </draw:g>
              </table:table-cell>
              <table:table-cell office:value-type="float" office:value="435.805259228">
                <text:p>435.805259228</text:p>
                <draw:g>
                  <svg:desc>LU.E13:LU.E15</svg:desc>
                </draw:g>
              </table:table-cell>
              <table:table-cell office:value-type="float" office:value="451.588932991">
                <text:p>451.588932991</text:p>
                <draw:g>
                  <svg:desc>LU.F13:LU.F15</svg:desc>
                </draw:g>
              </table:table-cell>
              <table:table-cell office:value-type="float" office:value="445.592809558">
                <text:p>445.592809558</text:p>
                <draw:g>
                  <svg:desc>LU.G13:LU.G15</svg:desc>
                </draw:g>
              </table:table-cell>
              <table:table-cell office:value-type="float" office:value="464.190253973">
                <text:p>464.190253973</text:p>
                <draw:g>
                  <svg:desc>LU.I13:LU.I15</svg:desc>
                </draw:g>
              </table:table-cell>
              <table:table-cell office:value-type="float" office:value="479.126000166">
                <text:p>479.126000166</text:p>
                <draw:g>
                  <svg:desc>LU.J13:LU.J15</svg:desc>
                </draw:g>
              </table:table-cell>
              <table:table-cell office:value-type="float" office:value="470.8115137815">
                <text:p>470.8115137815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29633522710105">
                <text:p>1.29633522710105</text:p>
              </table:table-cell>
              <table:table-cell office:value-type="float" office:value="2.24921424546085">
                <text:p>2.24921424546085</text:p>
              </table:table-cell>
              <table:table-cell office:value-type="float" office:value="337.729044914">
                <text:p>337.729044914</text:p>
              </table:table-cell>
              <table:table-cell office:value-type="float" office:value="349.736357927">
                <text:p>349.736357927</text:p>
              </table:table-cell>
              <table:table-cell office:value-type="float" office:value="343.7327014205">
                <text:p>343.7327014205</text:p>
              </table:table-cell>
              <table:table-cell office:value-type="float" office:value="156.518908024">
                <text:p>156.518908024</text:p>
              </table:table-cell>
              <table:table-cell office:value-type="float" office:value="256.685142994">
                <text:p>256.685142994</text:p>
              </table:table-cell>
              <table:table-cell office:value-type="float" office:value="198.110433658">
                <text:p>198.110433658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87498453938004">
                <text:p>1.87498453938004</text:p>
              </table:table-cell>
              <table:table-cell office:value-type="float" office:value="2.80169016833876">
                <text:p>2.80169016833876</text:p>
              </table:table-cell>
              <table:table-cell office:value-type="float" office:value="136.829246044">
                <text:p>136.829246044</text:p>
              </table:table-cell>
              <table:table-cell office:value-type="float" office:value="294.510117054">
                <text:p>294.510117054</text:p>
              </table:table-cell>
              <table:table-cell office:value-type="float" office:value="237.651458025">
                <text:p>237.651458025</text:p>
              </table:table-cell>
              <table:table-cell office:value-type="float" office:value="135.691849947">
                <text:p>135.691849947</text:p>
              </table:table-cell>
              <table:table-cell office:value-type="float" office:value="197.18343401">
                <text:p>197.18343401</text:p>
              </table:table-cell>
              <table:table-cell office:value-type="float" office:value="159.044284979667">
                <text:p>159.044284979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Floyd.C13:Floyd.G15 Floyd.C11:Floyd.G12 Floyd.H11:Floy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NaN">
                <text:p>NaN</text:p>
                <draw:g>
                  <svg:desc>Floyd.D13:Floyd.D15</svg:desc>
                </draw:g>
              </table:table-cell>
              <table:table-cell office:value-type="float" office:value="NaN">
                <text:p>NaN</text:p>
                <draw:g>
                  <svg:desc>Floyd.H13:Floyd.H15</svg:desc>
                </draw:g>
              </table:table-cell>
              <table:table-cell office:value-type="float" office:value="0">
                <text:p>0</text:p>
                <draw:g>
                  <svg:desc>Floyd.E13:Floyd.E15</svg:desc>
                </draw:g>
              </table:table-cell>
              <table:table-cell office:value-type="float" office:value="0">
                <text:p>0</text:p>
                <draw:g>
                  <svg:desc>Floyd.F13:Floyd.F15</svg:desc>
                </draw:g>
              </table:table-cell>
              <table:table-cell office:value-type="float" office:value="NaN">
                <text:p>NaN</text:p>
                <draw:g>
                  <svg:desc>Floyd.G13:Floyd.G15</svg:desc>
                </draw:g>
              </table:table-cell>
              <table:table-cell office:value-type="float" office:value="0">
                <text:p>0</text:p>
                <draw:g>
                  <svg:desc>Floyd.I13:Floyd.I15</svg:desc>
                </draw:g>
              </table:table-cell>
              <table:table-cell office:value-type="float" office:value="0">
                <text:p>0</text:p>
                <draw:g>
                  <svg:desc>Floyd.J13:Floyd.J15</svg:desc>
                </draw:g>
              </table:table-cell>
              <table:table-cell office:value-type="float" office:value="NaN">
                <text:p>NaN</text:p>
                <draw:g>
                  <svg:desc>Floyd.K13:Floy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Jacobi_1D.C13:Jacobi_1D.G15 Jacobi_1D.C11:Jacobi_1D.G12 Jacobi_1D.H11:Jacobi_1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NaN">
                <text:p>NaN</text:p>
                <draw:g>
                  <svg:desc>Jacobi_1D.D13:Jacobi_1D.D15</svg:desc>
                </draw:g>
              </table:table-cell>
              <table:table-cell office:value-type="float" office:value="NaN">
                <text:p>NaN</text:p>
                <draw:g>
                  <svg:desc>Jacobi_1D.H13:Jacobi_1D.H15</svg:desc>
                </draw:g>
              </table:table-cell>
              <table:table-cell office:value-type="float" office:value="0">
                <text:p>0</text:p>
                <draw:g>
                  <svg:desc>Jacobi_1D.E13:Jacobi_1D.E15</svg:desc>
                </draw:g>
              </table:table-cell>
              <table:table-cell office:value-type="float" office:value="0">
                <text:p>0</text:p>
                <draw:g>
                  <svg:desc>Jacobi_1D.F13:Jacobi_1D.F15</svg:desc>
                </draw:g>
              </table:table-cell>
              <table:table-cell office:value-type="float" office:value="NaN">
                <text:p>NaN</text:p>
                <draw:g>
                  <svg:desc>Jacobi_1D.G13:Jacobi_1D.G15</svg:desc>
                </draw:g>
              </table:table-cell>
              <table:table-cell office:value-type="float" office:value="0">
                <text:p>0</text:p>
                <draw:g>
                  <svg:desc>Jacobi_1D.I13:Jacobi_1D.I15</svg:desc>
                </draw:g>
              </table:table-cell>
              <table:table-cell office:value-type="float" office:value="0">
                <text:p>0</text:p>
                <draw:g>
                  <svg:desc>Jacobi_1D.J13:Jacobi_1D.J15</svg:desc>
                </draw:g>
              </table:table-cell>
              <table:table-cell office:value-type="float" office:value="NaN">
                <text:p>NaN</text:p>
                <draw:g>
                  <svg:desc>Jacobi_1D.K13:Jacobi_1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Seidel.C13:Seidel.G15 Seidel.C11:Seidel.G12 Seidel.H11:Seidel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NaN">
                <text:p>NaN</text:p>
                <draw:g>
                  <svg:desc>Seidel.D13:Seidel.D15</svg:desc>
                </draw:g>
              </table:table-cell>
              <table:table-cell office:value-type="float" office:value="NaN">
                <text:p>NaN</text:p>
                <draw:g>
                  <svg:desc>Seidel.H13:Seidel.H15</svg:desc>
                </draw:g>
              </table:table-cell>
              <table:table-cell office:value-type="float" office:value="0">
                <text:p>0</text:p>
                <draw:g>
                  <svg:desc>Seidel.E13:Seidel.E15</svg:desc>
                </draw:g>
              </table:table-cell>
              <table:table-cell office:value-type="float" office:value="0">
                <text:p>0</text:p>
                <draw:g>
                  <svg:desc>Seidel.F13:Seidel.F15</svg:desc>
                </draw:g>
              </table:table-cell>
              <table:table-cell office:value-type="float" office:value="NaN">
                <text:p>NaN</text:p>
                <draw:g>
                  <svg:desc>Seidel.G13:Seidel.G15</svg:desc>
                </draw:g>
              </table:table-cell>
              <table:table-cell office:value-type="float" office:value="0">
                <text:p>0</text:p>
                <draw:g>
                  <svg:desc>Seidel.I13:Seidel.I15</svg:desc>
                </draw:g>
              </table:table-cell>
              <table:table-cell office:value-type="float" office:value="0">
                <text:p>0</text:p>
                <draw:g>
                  <svg:desc>Seidel.J13:Seidel.J15</svg:desc>
                </draw:g>
              </table:table-cell>
              <table:table-cell office:value-type="float" office:value="NaN">
                <text:p>NaN</text:p>
                <draw:g>
                  <svg:desc>Seidel.K13:Seidel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